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8.19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start"/>
      <style:text-properties style:font-name="Consolas1" fo:font-size="24pt" style:font-size-asian="24pt" style:font-size-complex="24pt"/>
    </style:style>
    <style:style style:name="T1" style:family="text">
      <style:text-properties style:font-name="Consolas1" fo:font-size="24pt" fo:text-shadow="none" fo:font-weight="normal" style:font-size-asian="24pt" style:font-weight-asian="normal" style:font-size-complex="24pt" style:font-weight-complex="normal"/>
    </style:style>
    <style:style style:name="T2" style:family="text">
      <style:text-properties style:font-name="Consolas1" fo:font-size="24pt" style:font-size-asian="24pt" style:font-size-complex="24pt"/>
    </style:style>
    <style:style style:name="T3" style:family="text">
      <style:text-properties style:font-name="Consolas1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3333" style:font-name="Consolas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ff3333" style:font-name="Consolas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30.734cm" svg:height="28.194cm" svg:x="0.254cm" svg:y="-2.579cm" presentation:class="subtitle" presentation:user-transformed="true">
          <draw:text-box>
            <text:p text:style-name="P1"><text:span text:style-name="T1">1327 ap_buffered_log_writer(void *handle, ...)</text:span></text:p>
            <text:p text:style-name="P1"><text:span text:style-name="T2">... <text:s text:c="34"/></text:span></text:p>
            <text:p text:style-name="P1"><text:span text:style-name="T2">1334 { <text:s text:c="3"/></text:span></text:p>
            <text:p text:style-name="P1"><text:span text:style-name="T2">1335 <text:s text:c="2"/>char *str; <text:s text:c="25"/></text:span></text:p>
            <text:p text:style-name="P1"><text:span text:style-name="T2">1336 <text:s text:c="2"/>char *s; <text:s text:c="35"/></text:span></text:p>
            <text:p text:style-name="P1"><text:span text:style-name="T2">1337 <text:s text:c="2"/>int i; <text:s text:c="38"/></text:span></text:p>
            <text:p text:style-name="P1"><text:span text:style-name="T2">1338 <text:s text:c="2"/>apr_status_t rv; <text:s text:c="29"/></text:span></text:p>
            <text:p text:style-name="P1"><text:span text:style-name="T2">1339 <text:s text:c="2"/>buffered_log *buf = (buffered_log*)handle; <text:s text:c="11"/></text:span></text:p>
            <text:p text:style-name="P1"><text:span text:style-name="T2">... <text:s text:c="33"/></text:span></text:p>
            <text:p text:style-name="P1"><text:span text:style-name="T2">1342 <text:s text:c="2"/>if (len + buf-&gt;outcnt &gt; LOG_BUFSIZE) { <text:s text:c="12"/></text:span></text:p>
            <text:p text:style-name="P1"><text:span text:style-name="T2">1343 <text:s text:c="6"/>flush_log(buf); <text:s text:c="29"/></text:span></text:p>
            <text:p text:style-name="P1"><text:span text:style-name="T2">1344 <text:s text:c="2"/>} <text:s text:c="42"/></text:span></text:p>
            <text:p text:style-name="P1"><text:span text:style-name="T2">... <text:s text:c="8"/></text:span></text:p>
            <text:p text:style-name="P1"><text:span text:style-name="T2">1357 <text:s text:c="2"/>else { <text:s text:c="37"/></text:span></text:p>
            <text:p text:style-name="P1"><text:span text:style-name="T2">1358 <text:s text:c="3"/>for(i=0,s=&amp;</text:span><text:span text:style-name="T3">buf-&gt;outbuf</text:span><text:span text:style-name="T2">[</text:span><text:span text:style-name="T4">buf-&gt;outcnt</text:span><text:span text:style-name="T2">];i&lt;nelts;++i) { <text:s text:c="6"/></text:span></text:p>
            <text:p text:style-name="P1"><text:span text:style-name="T2">1359 <text:s text:c="5"/>memcpy(</text:span><text:span text:style-name="T3">s</text:span><text:span text:style-name="T2">,strs[i], trl[i]);</text:span><text:span text:style-name="T5">← dangerous operation</text:span></text:p>
            <text:p text:style-name="P1"><text:span text:style-name="T2">1360 <text:s text:c="5"/></text:span><text:span text:style-name="T3">s</text:span><text:span text:style-name="T2"> += strl[i]; <text:s text:c="21"/></text:span></text:p>
            <text:p text:style-name="P1"><text:span text:style-name="T2">1361 <text:s text:c="3"/>} <text:s text:c="39"/></text:span></text:p>
            <text:p text:style-name="P1"><text:span text:style-name="T2">1362 <text:s text:c="3"/></text:span><text:span text:style-name="T3">buf-&gt;outcnt</text:span><text:span text:style-name="T2"> += len; <text:s text:c="21"/></text:span></text:p>
            <text:p text:style-name="P1"><text:span text:style-name="T2">1363 <text:s text:c="3"/>rv = APR_SUCCESS; <text:s text:c="24"/></text:span></text:p>
            <text:p text:style-name="P1"><text:span text:style-name="T2">1364 <text:s text:c="2"/>} <text:s text:c="42"/></text:span></text:p>
            <text:p text:style-name="P1"><text:span text:style-name="T2">... <text:s text:c="37"/></text:span></text:p>
            <text:p text:style-name="P1"><text:span text:style-name="T2">1366 } <text:s text:c="78"/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23:18:18.470800846</meta:creation-date>
    <dc:date>2016-02-15T17:14:14.192455769</dc:date>
    <meta:editing-duration>PT1H36M21S</meta:editing-duration>
    <meta:editing-cycles>3</meta:editing-cycles>
    <meta:generator>LibreOffice/4.2.8.2$Linux_X86_64 LibreOffice_project/420m0$Build-2</meta:generator>
    <meta:document-statistic meta:object-count="24"/>
  </office:meta>
</office:document-meta>
</file>